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" fo:font-size="8pt" style:font-size-asian="8pt" style:font-name-complex="Lucida Sans Unicode"/>
    </style:style>
    <style:style style:name="P2" style:family="paragraph" style:parent-style-name="Standard">
      <style:paragraph-properties fo:margin-left="0in" fo:margin-right="-0.5in" fo:text-indent="0in" style:auto-text-indent="false"/>
    </style:style>
    <style:style style:name="P3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4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5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6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7" style:family="paragraph" style:parent-style-name="Standard">
      <style:paragraph-properties fo:margin-left="1.5in" fo:margin-right="-0.5in" fo:text-indent="-1.5in" style:auto-text-indent="false"/>
    </style:style>
    <style:style style:name="P8" style:family="paragraph" style:parent-style-name="Standard">
      <style:paragraph-properties fo:margin-left="1.5in" fo:margin-right="-0.5in" fo:text-indent="-1.5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9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0" style:family="paragraph" style:parent-style-name="Standard">
      <style:paragraph-properties fo:margin-left="0.55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11" style:family="paragraph" style:parent-style-name="Standard">
      <style:paragraph-properties fo:margin-left="0.55in" fo:margin-right="-0.5in" fo:text-indent="0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12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3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P14" style:family="paragraph" style:parent-style-name="Standard">
      <style:paragraph-properties fo:margin-left="0.5in" fo:margin-right="-0.5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5" style:family="paragraph" style:parent-style-name="Standard">
      <style:paragraph-properties fo:margin-left="0.8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16" style:family="paragraph" style:parent-style-name="Standard">
      <style:paragraph-properties fo:margin-left="0.5in" fo:margin-right="-0.8752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17" style:family="paragraph" style:parent-style-name="Body_20_Text_20_2">
      <style:text-properties style:font-name="Lucida Sans Unicode" fo:font-size="8pt" style:font-size-asian="8pt" style:font-name-complex="Lucida Sans Unicode"/>
    </style:style>
    <style:style style:name="P18" style:family="paragraph" style:parent-style-name="Standard" style:master-page-name="Standard">
      <style:paragraph-properties fo:margin-left="0in" fo:margin-right="-0.5in" fo:text-align="center" style:justify-single-word="false" fo:text-indent="0in" style:auto-text-indent="false" style:page-number="auto"/>
      <style:text-properties style:font-name="Lucida Sans Unicode" fo:font-size="8pt" fo:font-weight="bold" style:font-size-asian="8pt" style:font-weight-asian="bold" style:font-name-complex="Lucida Sans Unicode"/>
    </style:style>
    <style:style style:name="P19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20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21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 style:font-size-complex="8pt"/>
    </style:style>
    <style:style style:name="P22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23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4" style:family="paragraph" style:parent-style-name="Standard" style:list-style-name="WW8Num13">
      <style:paragraph-properties fo:margin-left="0.5in" fo:margin-right="-0.5in" fo:text-indent="-0.25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25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26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27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8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9" style:family="paragraph" style:parent-style-name="Standard" style:list-style-name="WW8Num5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0" style:family="paragraph" style:parent-style-name="Standard" style:list-style-name="WW8Num11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1" style:family="paragraph" style:parent-style-name="Standard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2" style:family="paragraph" style:parent-style-name="Standard" style:list-style-name="WW8Num6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3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34" style:family="paragraph" style:parent-style-name="Standard" style:list-style-name="WW8Num10">
      <style:paragraph-properties fo:margin-left="0.5in" fo:margin-right="-0.8752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5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36" style:family="paragraph" style:parent-style-name="Standard">
      <style:paragraph-properties fo:margin-left="1.5in" fo:margin-right="-0.5in" fo:text-indent="-1.5in" style:auto-text-indent="false"/>
    </style:style>
    <style:style style:name="P37" style:family="paragraph" style:parent-style-name="Standard" style:master-page-name="">
      <style:paragraph-properties fo:margin-left="1in" fo:margin-right="-0.5in" fo:orphans="0" fo:widows="0" fo:hyphenation-ladder-count="no-limit" fo:text-indent="-1.5in" style:auto-text-indent="false" style:page-number="auto" style:writing-mode="lr-tb"/>
      <style:text-properties fo:hyphenate="false" fo:hyphenation-remain-char-count="2" fo:hyphenation-push-char-count="2"/>
    </style:style>
    <style:style style:name="P38" style:family="paragraph" style:parent-style-name="Text_20_body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9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0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1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text-underline-style="solid" style:text-underline-width="auto" style:text-underline-color="font-color" style:font-size-asian="8pt" style:font-name-complex="Lucida Sans Unicode"/>
    </style:style>
    <style:style style:name="T1" style:family="text">
      <style:text-properties style:font-name="Lucida Sans Unicode" fo:font-size="8pt" fo:font-weight="bold" style:font-size-asian="8pt" style:font-weight-asian="bold" style:font-name-complex="Lucida Sans Unicode"/>
    </style:style>
    <style:style style:name="T2" style:family="text">
      <style:text-properties style:font-name="Lucida Sans Unicode" fo:font-size="8pt" style:font-size-asian="8pt" style:font-name-complex="Lucida Sans Unicode"/>
    </style:style>
    <style:style style:name="T3" style:family="text">
      <style:text-properties style:font-name="Lucida Sans Unicode" fo:font-size="8pt" style:font-size-asian="8pt" style:font-name-complex="Lucida Sans Unicode" style:font-weight-complex="bold"/>
    </style:style>
    <style:style style:name="T4" style:family="text"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T5" style:family="text"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T6" style:family="text">
      <style:text-properties style:font-name="Lucida Sans Unicode" fo:font-size="8pt" fo:font-style="italic" style:font-size-asian="8pt" style:font-style-asian="italic" style:font-name-complex="Lucida Sans Unicode"/>
    </style:style>
    <style:style style:name="T7" style:family="text">
      <style:text-properties style:font-name="Lucida Sans Unicode" fo:font-size="8pt" fo:font-style="italic" fo:font-weight="normal" style:font-size-asian="8pt" style:font-style-asian="italic" style:font-weight-asian="normal" style:font-name-complex="Lucida Sans Unicode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rian M. Sturk</text:p>
      <text:h text:style-name="P39" text:outline-level="1"><text:s/>8 Falcon Dr. <text:s/>Hudson, NH 03051</text:h>
      <text:p text:style-name="P20"><text:s/>(603)-402-1278 --- bsturk@comcast.net</text:p>
      <text:p text:style-name="P7"><text:span text:style-name="T4">SKILLS:</text:span><text:span text:style-name="T3"><text:tab/></text:span></text:p>
      <text:list xml:id="list900420297459859266" text:style-name="WW8Num8">
        <text:list-item>
          <text:p text:style-name="P22">23 years of progressive experience designing and writing software with C/C++, Python, and assembly.</text:p>
        </text:list-item>
        <text:list-item>
          <text:p text:style-name="P22">Ethical Hacker</text:p>
        </text:list-item>
        <text:list-item>
          <text:p text:style-name="P23">Extensive experience in reverse engineering, information security/pentesting, OS/kernel internals, real-time/embedded systems, firmware, device drivers, interfacing computers with various types of hardware and electronics, data acquisition, electro-mechanical control, and protocol development.</text:p>
        </text:list-item>
        <text:list-item>
          <text:p text:style-name="P22">Designing and writing software for multiple platforms including kernel device drivers, file system drivers and NAS/SAN technologies, security related applications/drivers, networking protocols/applications, cross platform GUI applications, embedded system tools/scripting.</text:p>
        </text:list-item>
        <text:list-item>
          <text:p text:style-name="P22">Team player. <text:s/>Fits in very well with large groups, small teams, or even working alone and ramps up quickly. </text:p>
        </text:list-item>
      </text:list>
      <text:p text:style-name="P4"/>
      <text:p text:style-name="P5">SOFTWARE AND PROGRAMMING:</text:p>
      <text:p text:style-name="P7"><text:span text:style-name="T5">Programming :</text:span><text:span text:style-name="T2"><text:tab/>kernel and filesystem device drivers, embedded systems, OS internals, network/protocol, ethical hacking, reverse engineering, data acquisition, RTOS, cross platform GUI, scripting.</text:span></text:p>
      <text:p text:style-name="P7"><text:span text:style-name="T5">Languages:</text:span><text:span text:style-name="T2"><text:tab/>C/C++, Python, ASM, Java, C#.</text:span></text:p>
      <text:p text:style-name="P2"><text:span text:style-name="T5">Operating Systems:<text:tab/> <text:s text:c="7"/></text:span><text:span text:style-name="T2">Linux, OS X, Windows, FreeBSD, NetBSD, Solaris, QNX RTOS.</text:span></text:p>
      <text:p text:style-name="P7"><text:span text:style-name="T5">Tools:</text:span><text:span text:style-name="T2"><text:tab/>gcc/gdb, Windbg, dtrace, Wireshark, metasploit, Kali Linux, Win DDK, VMWare, Visual Studio, XCode, Subversion, Clearcase, Accurev, Perforce, SWIG.</text:span></text:p>
      <text:p text:style-name="P7"><text:span text:style-name="T5">Libraries:</text:span><text:span text:style-name="T6"><text:tab/></text:span><text:span text:style-name="T2">Qt, wxWidgets/wxPython, STL, boost, OS X IO Kit, OSR FSDK, v2linux, OpenGL, MFC.</text:span></text:p>
      <text:p text:style-name="P8"/>
      <text:p text:style-name="P5">CERTIFICATIONS / PATENTS:</text:p>
      <text:p text:style-name="P2"><text:span text:style-name="T5">Offensive Security Certified Professional (OSCP) [Ethical Hacker] <text:s/>– </text:span><text:span text:style-name="T2">License OS-15502</text:span></text:p>
      <text:p text:style-name="P2"><text:span text:style-name="T5">Patent 20190095616 <text:s/>- </text:span><text:span text:style-name="T7">Methods for Protecting Software Hooks, and Related Computer Security Systems and Apparatus</text:span></text:p>
      <text:p text:style-name="P8"/>
      <text:p text:style-name="P5">HARDWARE AND EQUIPMENT:</text:p>
      <text:p text:style-name="P7"><text:span text:style-name="T5">Electronics:</text:span><text:span text:style-name="T2"><text:tab/>oscilloscopes, logic/serial/protocol/bus analyzers, ICE, JTAG/BDM, encoders. </text:span></text:p>
      <text:p text:style-name="P7"><text:span text:style-name="T5">Computer/Hardware:</text:span><text:span text:style-name="T2"><text:tab/>x86, x64, PowerPC, ARM9, MIPS, SUPER-H,serial RS232, motor control, digital I/O, </text:span></text:p>
      <text:p text:style-name="P37"><text:span text:style-name="T2"><text:tab/>FPGAs, DAQ</text:span></text:p>
      <text:p text:style-name="P8"/>
      <text:p text:style-name="P5">RELEVANT EXPERIENCE:</text:p>
      <text:p text:style-name="P6">8/16 - Present <text:tab/><text:tab/>Carbon Black/VMWare <text:s text:c="8"/>Senior Member of Technical Staff– Threat Research</text:p>
      <text:p text:style-name="P21">reverse engineering, malware, IDA Pro, radare2, AWS, cuckoo, OS X, python, ethical hacking</text:p>
      <text:list xml:id="list2836954808966253323" text:style-name="WW8Num13">
        <text:list-item>
          <text:p text:style-name="P24">Advanced Threat Research</text:p>
        </text:list-item>
        <text:list-item>
          <text:p text:style-name="P24">Reverse Engineering</text:p>
        </text:list-item>
        <text:list-item>
          <text:p text:style-name="P24">Hacking</text:p>
        </text:list-item>
        <text:list-item>
          <text:p text:style-name="P24">Coding</text:p>
        </text:list-item>
        <text:list-item>
          <text:p text:style-name="P24">Bagel Eating</text:p>
        </text:list-item>
      </text:list>
      <text:p text:style-name="P6">7/14-8/16 <text:tab/><text:tab/><text:tab/><text:tab/><text:tab/>Verdasys/Digital Guardian <text:s text:c="9"/>Consulting Engineer</text:p>
      <text:p text:style-name="P21">malware, metasploit, WinDDK, VMWare, Windbg, Ollydbg, kernel/internals, OS X, iOS, ethical hacking</text:p>
      <text:list xml:id="list36274725" text:continue-list="list900420297459859266" text:style-name="WW8Num8">
        <text:list-item>
          <text:p text:style-name="P22">Member of the Cyber and R&amp;D teams. <text:s/>Worked on the APT/EDR aspects of their DLP endpoint software.</text:p>
        </text:list-item>
        <text:list-item>
          <text:p text:style-name="P22">Added code to endpoint product to detect advanced malware techniques – Process Hollowing, Reflective Injection, use of App_Init for injection.</text:p>
        </text:list-item>
        <text:list-item>
          <text:p text:style-name="P22">Added support to injection framework to handle packed binaries.</text:p>
        </text:list-item>
        <text:list-item>
          <text:p text:style-name="P22">New features and further development/support of hooking and injection subsystems.</text:p>
        </text:list-item>
        <text:list-item>
          <text:p text:style-name="P22">BlackHat 2014 – wrote iPhone software booth demo. <text:s/>Simulated malicious email image taking over phone. <text:s/>Utilized Cydia Substrate.</text:p>
        </text:list-item>
        <text:list-item>
          <text:p text:style-name="P22">Blackhat 2015 – wrote code for sponsored session “Can DLP Thwart Malware Attacks”. Code added to existing product to detect and block in-memory ransomware attempting to encrypt files.</text:p>
        </text:list-item>
      </text:list>
      <text:p text:style-name="P6">1/10-7/14 <text:tab/><text:tab/><text:tab/><text:tab/><text:tab/>Avid Technologies <text:s text:c="10"/>Senior Principal Engineer</text:p>
      <text:p text:style-name="P21">Win DDK, kernel/internals, OS X, FUSE, embedded Linux, distributed file system, wireshark, Qt, Python</text:p>
      <text:list xml:id="list36273605" text:continue-numbering="true" text:style-name="WW8Num8">
        <text:list-item>
          <text:p text:style-name="P22">Maintenance coding/bug fixes for ISIS kernel file system driver and related software on OS X and Windows.</text:p>
        </text:list-item>
        <text:list-item>
          <text:p text:style-name="P23">Implemented a system for creating, installing, and deploying system recovery images. <text:s/>Written in Qt.</text:p>
        </text:list-item>
        <text:list-item>
          <text:p text:style-name="P23">Designed and implemented the embedded Linux platform for the ISIS 2000 product including distribution, installation/upgrade/recovery system, root filesystem generation, bootloader, and fs redundancy strategy.</text:p>
        </text:list-item>
        <text:list-item>
          <text:p text:style-name="P23">Co-designed and implemented a Linux version of the ISIS file system client driver using FUSE on RHEL 6.</text:p>
        </text:list-item>
      </text:list>
      <text:p text:style-name="P6"/>
      <text:p text:style-name="P6">9/09-1/10 [and 8/08-11/08]<text:tab/>Facilis Technologies <text:s text:c="8"/>Consultant [Telengard Tech]</text:p>
      <text:p text:style-name="P6">Linux, OS X, kernel, iSCSI, Win DDK, filter driver, wxWidgets, Windows 7</text:p>
      <text:list xml:id="list36270967" text:continue-numbering="true" text:style-name="WW8Num8">
        <text:list-item>
          <text:p text:style-name="P23">Designed and implemented a product to allow access to the Terrablock storage product over iSCSI. <text:s/>Heavily modified the OSS iSCSI Enterprise Target Linux software package both at the user and kernel level.</text:p>
        </text:list-item>
        <text:list-item>
          <text:p text:style-name="P23">Re-designed and re-implemented their existing file migration tool used for bulk movement of files/projects.</text:p>
        </text:list-item>
        <text:list-item>
          <text:p text:style-name="P23">Ported client app to Linux using wxWidgets and consolidated all supported platforms into one project.</text:p>
        </text:list-item>
        <text:list-item>
          <text:p text:style-name="P23"><text:soft-page-break/>Wrote applications to remount read-only volumes and resize Apple Partition Map partitions on OS X.</text:p>
        </text:list-item>
        <text:list-item>
          <text:p text:style-name="P23">Wrote an application to hook and inject code into arbitrary application binary functions on Windows.</text:p>
        </text:list-item>
      </text:list>
      <text:p text:style-name="P9"/>
      <text:p text:style-name="P6">1/09-7/09 <text:tab/><text:tab/><text:tab/><text:tab/>L3 Security <text:s text:c="8"/><text:tab/><text:tab/><text:tab/> <text:s text:c="3"/>Consultant [Telengard Tech]</text:p>
      <text:p text:style-name="P6">Embedded Linux, C++, Fedora, Qt, Modbus, motion control, Serial RS-232, XML-RPC</text:p>
      <text:list xml:id="list36275755" text:continue-numbering="true" text:style-name="WW8Num8">
        <text:list-item>
          <text:p text:style-name="P23">Wrote diagnostic code for MODBUS based Galil controller over Ethernet doing analog/digital I/O.</text:p>
        </text:list-item>
        <text:list-item>
          <text:p text:style-name="P23">Wrote diagnostic code for serial RS-232 based Mforce motion controller.</text:p>
        </text:list-item>
        <text:list-item>
          <text:p text:style-name="P23">Worked on Qt based diagnostics interface. <text:s/>Also implemented all QtScript based diagnostic code.</text:p>
        </text:list-item>
        <text:list-item>
          <text:p text:style-name="P22">In house Linux expert for 10 DOS/Windows programmers transitioning into project.</text:p>
        </text:list-item>
      </text:list>
      <text:p text:style-name="P5"/>
      <text:p text:style-name="P6">12/07-8/08 [and 3/06-9/06] <text:s/><text:tab/>Tour Andover Controls <text:s text:c="8"/>Consultant [Telengard Tech]</text:p>
      <text:p text:style-name="P6">Debian, embedded, busybox, u-boot, IPSEC, kernel device driver, scratchbox, ARM 920t, Serial 485</text:p>
      <text:list xml:id="list36285026" text:continue-numbering="true" text:style-name="WW8Num8">
        <text:list-item>
          <text:p text:style-name="P23">Ported 2.6.16 kernel and u-boot to custom AT91 SoC based board used for security and automation systems.</text:p>
        </text:list-item>
        <text:list-item>
          <text:p text:style-name="P23">Wrote a Linux kernel driver to handle 485 communications and utilized on chip DMA for on board USARTs.</text:p>
        </text:list-item>
        <text:list-item>
          <text:p text:style-name="P23">Implemented use of Debian and Scratchbox/qemu for cross compilation and debugging infrastructure for ARM9 and i386 hosts.</text:p>
        </text:list-item>
        <text:list-item>
          <text:p text:style-name="P23">Was in house Linux expert to large group of RTOS developers in US and Sweden.</text:p>
        </text:list-item>
        <text:list-item>
          <text:p text:style-name="P23">Wrote applications to test protocol encryption performance under load on embedded ARM board using IPSEC.</text:p>
        </text:list-item>
        <text:list-item>
          <text:p text:style-name="P23">Implemented and deployed a group-wide backup policy utilizing flexbackup.</text:p>
        </text:list-item>
      </text:list>
      <text:p text:style-name="P5"/>
      <text:p text:style-name="P6">9/06-12/07<text:tab/><text:tab/>Cylant/Reflex Security <text:s text:c="8"/>Consultant [Telengard Tech]</text:p>
      <text:p text:style-name="P6">Windows, kernel, DDK, hooking, rootkits, security, IDS/IPS, Linux, Snort, Debian, VMWare</text:p>
      <text:list xml:id="list36291002" text:continue-numbering="true" text:style-name="WW8Num8">
        <text:list-item>
          <text:p text:style-name="P23">Ported driver portion of existing Cylant Secure HIDS product to Windows XP from Windows 2000. <text:s/>Driver hooked kernel calls and monitored for rootkits/malware in real time.</text:p>
        </text:list-item>
        <text:list-item>
          <text:p text:style-name="P23">Added features and bug fixes to Reflex Security's Snort based intrusion prevention product on Debian Linux.</text:p>
        </text:list-item>
        <text:list-item>
          <text:p text:style-name="P23">Implemented development and QA use of VMWare for sandboxing/detonating different rootkits/malware.</text:p>
        </text:list-item>
      </text:list>
      <text:p text:style-name="P6"/>
      <text:p text:style-name="P6">4/06 to 5/06 [and 1/05 to 5/05] <text:tab/>JK Enterprises/Kobe Steel <text:s text:c="5"/>Consultant [Telengard Tech]</text:p>
      <text:p text:style-name="P6">Reverse engineering, IDA PRO disassembler, VMWare, Linux, python, wxWindows, serial RS-232, DAQ</text:p>
      <text:list xml:id="list36267250" text:continue-numbering="true" text:style-name="WW8Num8">
        <text:list-item>
          <text:p text:style-name="P23">Removed need for dongle in abandoned application by reverse engineering and binary patching DLL.</text:p>
        </text:list-item>
        <text:list-item>
          <text:p text:style-name="P23">Moved platform to VMWare to work around bugs on Japanese Windows OS. <text:s/>No access to source to fix.</text:p>
        </text:list-item>
        <text:list-item>
          <text:p text:style-name="P23">Wrote an application using wxWindows to interface with a custom data acquisition system. <text:s/>Application communicated over RS-232 and displayed visual representations of probes, encoders, and other indicators.</text:p>
        </text:list-item>
      </text:list>
      <text:p text:style-name="P10"/>
      <text:p text:style-name="P6">12/05 to 4/06<text:tab/><text:tab/>Media Matters <text:s text:c="5"/>Consultant [Telengard Tech]</text:p>
      <text:p text:style-name="P6">FreeBSD, OS X, HW interfacing, python, wxPython</text:p>
      <text:list xml:id="list36282370" text:continue-numbering="true" text:style-name="WW8Num8">
        <text:list-item>
          <text:p text:style-name="P23">Wrote a application to monitor and interface with robotic tape archive machine using wxPython.</text:p>
        </text:list-item>
      </text:list>
      <text:p text:style-name="P11"/>
      <text:p text:style-name="P6">7/04 to 3/06<text:tab/><text:tab/>Siemens SNC LLC. <text:s text:c="16"/>Consultant <text:s/>[Telengard Tech]</text:p>
      <text:p text:style-name="P6">Montavista Linux, BSP, embedded, kernel device driver, PowerPC 440GX, u-boot, UML, I2C, pthreads</text:p>
      <text:list xml:id="list6132667212074492100" text:style-name="WW8Num4">
        <text:list-item>
          <text:p text:style-name="P27">Wrote a Linux kernel driver for Siemens’ MRC FPGA which handled monitoring boards’ health status, also wrote related APIs and diagnostics.</text:p>
        </text:list-item>
        <text:list-item>
          <text:p text:style-name="P27">Wrote a Linux I2C kernel driver to interface with GPIO circuitry, also wrote related diagnostics.</text:p>
        </text:list-item>
        <text:list-item>
          <text:p text:style-name="P27">Wrote a Linux kernel driver and API for Siemens’ ARC chip which handled card redundancy/failover. <text:s/></text:p>
        </text:list-item>
        <text:list-item>
          <text:p text:style-name="P27">Worked on the port of the u-boot bootloader to Siemens’ next generation ATCA hardware platform. <text:s/>Work involved bringing CPU up, POST tests, debugging HW issues, networking/PHYs init, chip select init, startup scripts, diagnostic utilities, building file system images, GPL issues, and customization for Siemens.</text:p>
        </text:list-item>
        <text:list-item>
          <text:p text:style-name="P27">Debugged many kernel level bugs with UML in the Montavista PRO kernel. <text:s/>All fixes submitted to Montavista.</text:p>
        </text:list-item>
        <text:list-item>
          <text:p text:style-name="P27">Setup a simulation environment of Siemens’ hiG Media Gateway carrier grade products using User Mode Linux. </text:p>
        </text:list-item>
        <text:list-item>
          <text:p text:style-name="P27">Debugged and fixed the VxWorks to Linux emulation library (v2linux) including many threading issues.</text:p>
        </text:list-item>
        <text:list-item>
          <text:p text:style-name="P27">Added features to Siemens’ Clock Control FPGA kernel driver.</text:p>
        </text:list-item>
        <text:list-item>
          <text:p text:style-name="P27">Was in house Linux expert to over 40 VxWorks developers. </text:p>
        </text:list-item>
        <text:list-item>
          <text:p text:style-name="P27">Wrote scripts to automate building and populating embedded file system images.</text:p>
        </text:list-item>
        <text:list-item>
          <text:p text:style-name="P27">Wrote applications to test connectivity between remote boxes and apps running within UML simulation.</text:p>
        </text:list-item>
      </text:list>
      <text:p text:style-name="P12"/>
      <text:p text:style-name="P6">5/04 to 7/04 [and 1/05 to 7/05]<text:tab/><text:tab/>Facilis Technologies <text:s text:c="7"/>Consultant <text:s/>[Telengard Tech]</text:p>
      <text:p text:style-name="P6">Mac OS X, kernel, wxWindows, Xcode, SCSI, Linux, file systems, IOMeter, performance</text:p>
      <text:list xml:id="list36282204" text:continue-numbering="true" text:style-name="WW8Num4">
        <text:list-item>
          <text:p text:style-name="P27">Wrote an application and library for OS X to communicate with Facilis’ Terrablock device driver.</text:p>
        </text:list-item>
        <text:list-item>
          <text:p text:style-name="P27">Wrote an application using wxWindows to migrate and import clients’ media from other storage systems.</text:p>
        </text:list-item>
        <text:list-item>
          <text:p text:style-name="P27">Added features to their Terrablock software on multiple platforms including Mac OS 9, OS X, and Windows.</text:p>
        </text:list-item>
        <text:list-item>
          <text:p text:style-name="P27">Created a custom bootable Linux recovery CD to restore entire system in the event of system failure. </text:p>
        </text:list-item>
        <text:list-item>
          <text:p text:style-name="P27">Added support for very precise timing and other features to the file system benchmark program IOMeter.</text:p>
        </text:list-item>
        <text:list-item>
          <text:p text:style-name="P27">Wrote a Windows application to generate very consistent file system loads. <text:s/>Application was made into a larger testing/benchmarking framework for Facilis’ storage products.</text:p>
        </text:list-item>
      </text:list>
      <text:p text:style-name="P5"/>
      <text:p text:style-name="P6">3/04 to 6/04<text:tab/><text:tab/><text:tab/>EqualLogic Inc. <text:s text:c="16"/>Consultant <text:s/>[Telengard Tech]</text:p>
      <text:p text:style-name="P6"><text:soft-page-break/>NetBSD, Linux, embedded system, kernel device drivers, UNIX, kgdb, MIPS, SATA, python</text:p>
      <text:list xml:id="list36271016" text:continue-numbering="true" text:style-name="WW8Num4">
        <text:list-item>
          <text:p text:style-name="P27">Coded new features for their iSCSI peer-storage array product. <text:s/>Work involved kernel device drivers for NetBSD running on MIPS (sibyte) and x86 including user/kernel coding, cross compiling, and kernel debugging.</text:p>
        </text:list-item>
        <text:list-item>
          <text:p text:style-name="P27">Designed solution and wrote kernel code to detect and fix specific hard drive issues dymanically (*NDA).</text:p>
        </text:list-item>
        <text:list-item>
          <text:p text:style-name="P27">Debugged and fixed kernel panics and related bugs in pre-existing kernel code using kgdb.</text:p>
        </text:list-item>
        <text:list-item>
          <text:p text:style-name="P27">Wrote an application that could induce specific hard drive errors under very high load (*NDA).</text:p>
        </text:list-item>
        <text:list-item>
          <text:p text:style-name="P25">Designed and implemented a system to fully automate drive qualification using ‘C’ apps, scripts, and Apache. </text:p>
        </text:list-item>
        <text:list-item>
          <text:p text:style-name="P27">Wrote various applications to search for arbitrary byte patterns on raw disks, monitor SMART data, and more.</text:p>
        </text:list-item>
        <text:list-item>
          <text:p text:style-name="P27">Maintained and added new features to an application that searched for bad blocks on a drive and repaired them if possible. <text:s/>Program also monitored throughput and variance data for the drives.</text:p>
        </text:list-item>
        <text:list-item>
          <text:p text:style-name="P27">Wrote an application to exercise raw disks simulating a mail server and pseudo file system.</text:p>
        </text:list-item>
      </text:list>
      <text:p text:style-name="P6"/>
      <text:p text:style-name="P6">11/02 to 3/04<text:tab/><text:tab/><text:tab/>Axiam Inc. <text:s text:c="16"/>Consultant <text:s/>[Telengard Tech]</text:p>
      <text:p text:style-name="P6">QNX 4.25/6.X, RTOS, Linux, DAQ, A/D boards, Digital I/O, Port I/O, DMA, Serial 232, ncurses</text:p>
      <text:list xml:id="list36279279" text:continue-numbering="true" text:style-name="WW8Num4">
        <text:list-item>
          <text:p text:style-name="P27">Coded new features and maintained their metrology software which interfaced with various hardware (LVDT, encoders, motors) to compute the roundness and straightness of precision parts for commercial jets. </text:p>
        </text:list-item>
        <text:list-item>
          <text:p text:style-name="P27">Re-designed and implemented their entire system to work with custom ISA data acquisition boards.</text:p>
        </text:list-item>
        <text:list-item>
          <text:p text:style-name="P27">Wrote software (ncurses app and Linux kernel module) to test their proprietary data acquisition boards.</text:p>
        </text:list-item>
      </text:list>
      <text:p text:style-name="P3"/>
      <text:p text:style-name="P6">4/03 to 3/04<text:tab/><text:tab/><text:tab/>Pinnacle Systems. <text:s text:c="16"/>Consultant <text:s/>[Telengard Tech]</text:p>
      <text:p text:style-name="P6">Qt, MFC, Winsock, FTP protocol, XML, SQL, VB, WMI, threads, VC++/NET, C#, COM/DCOM</text:p>
      <text:list xml:id="list36265739" text:continue-numbering="true" text:style-name="WW8Num4">
        <text:list-item>
          <text:p text:style-name="P27">Designed and wrote an FTP server and client following RFC. <text:s/>Requirements were high performance, threaded sessions, 64 bit REST, encryption, and site specific commands for control.</text:p>
        </text:list-item>
        <text:list-item>
          <text:p text:style-name="P25">Added many new features and maintained their VMG broadcast archiving/storage product.</text:p>
        </text:list-item>
        <text:list-item>
          <text:p text:style-name="P25">Designed and wrote an application to gather information about a system’s configuration and verify the machine’s state using Qt and XML. Machines could be inquired over a network allowing central verification.</text:p>
        </text:list-item>
        <text:list-item>
          <text:p text:style-name="P25">Wrote an application to interface with Adrienne time code boards using C# and .NET.</text:p>
        </text:list-item>
      </text:list>
      <text:p text:style-name="P14"/>
      <text:p text:style-name="P6">4/00 to 4/03<text:tab/><text:tab/><text:tab/>Avid Technologies <text:s text:c="10"/>Consultant <text:s/>[Telengard Tech]</text:p>
      <text:p text:style-name="P6">Linux/OS X/Windows/Solaris Kernel, OS Internals, Windbg, File Systems, SCSI, protocol, Perl, Python</text:p>
      <text:list xml:id="list1796279869346881788" text:style-name="WW8Num7">
        <text:list-item>
          <text:p text:style-name="P26">Designed, wrote, and maintained Linux kernel file system driver (VFS) and associated device drivers.</text:p>
        </text:list-item>
        <text:list-item>
          <text:p text:style-name="P26">Wrote a kernel file system driver and associated device drivers for Solaris 8.0 (SPARC and x86).</text:p>
        </text:list-item>
        <text:list-item>
          <text:p text:style-name="P26">Wrote kernel device drivers, a file system driver (VFS), and related user-mode tools for Macintosh OS X.</text:p>
        </text:list-item>
        <text:list-item>
          <text:p text:style-name="P26">Wrote a Linux driver and daemon that allowed file system to work over Ethernet while waiting for Fibre driver.</text:p>
        </text:list-item>
        <text:list-item>
          <text:p text:style-name="P33"><text:span text:style-name="T3">Designed and implemented a reliable protocol on top of UDP used for messaging that required running on multiple platforms and in varying environments</text:span><text:span text:style-name="T1">, </text:span><text:span text:style-name="T3">including soft real-time, low memory, and kernel/user mode.</text:span></text:p>
        </text:list-item>
        <text:list-item>
          <text:p text:style-name="P26">Modified SCSI layer on Linux to support SCSI processor device exposed by Emulex Fibre channel card.</text:p>
        </text:list-item>
        <text:list-item>
          <text:p text:style-name="P26">Wrote a Linux library to get SCSI drive info and other information via SCSI pass-thru.</text:p>
        </text:list-item>
        <text:list-item>
          <text:p text:style-name="P26">Designed and created an embedded Linux distribution for network based filesystem product platform. </text:p>
        </text:list-item>
        <text:list-item>
          <text:p text:style-name="P26">Maintenance coding/bug fixes including many BSODs for kernel file system driver on Windows.</text:p>
        </text:list-item>
        <text:list-item>
          <text:p text:style-name="P26">Wrote a Windows kernel driver to probe PCI bus for configuration info used by system profile application.</text:p>
        </text:list-item>
        <text:list-item>
          <text:p text:style-name="P33"><text:span text:style-name="T2">Designed and wrote a generic, extensible, and distributed testing framework in Python used for smoke testing multiple machines over a network using pyro</text:span><text:span text:style-name="T1">. </text:span><text:span text:style-name="T2">Used by SQA department for testing many of Avid’s products.</text:span></text:p>
        </text:list-item>
        <text:list-item>
          <text:p text:style-name="P26">Maintenance coding and test harness for the Unity Windows Network Provider DLL. <text:s/></text:p>
        </text:list-item>
        <text:list-item>
          <text:p text:style-name="P28">Implemented redundant servers support for NT product using sockets, Inet Helper API, and MFC. </text:p>
        </text:list-item>
        <text:list-item>
          <text:p text:style-name="P26">Reverse engineered the 3Ware IDE RAID/SAN JBOD user mode/kernel mode protocol for use in Avid products.</text:p>
        </text:list-item>
        <text:list-item>
          <text:p text:style-name="P26">Implemented build process (ksh), testing procedures (Driver Verifier), and installer (Installshield) for products.</text:p>
        </text:list-item>
        <text:list-item>
          <text:p text:style-name="P28">Wrote a test harness and related programs for the Windows API and WNet API.</text:p>
        </text:list-item>
      </text:list>
      <text:p text:style-name="P6"/>
      <text:p text:style-name="P6">11/98 to 4/00(+)<text:tab/><text:tab/>Speedline Technologies/CAMalot <text:s text:c="8"/>Full Time [Telengard Tech+]</text:p>
      <text:p text:style-name="P6">2K/NT DDK, Kernel, Port I/O, Serial 232/422-USB, Java, MFC, Perl, RPC, Obj Grid, PVCS, Installshield</text:p>
      <text:list xml:id="list1274855396947836560" text:style-name="WW8Num5">
        <text:list-item>
          <text:p text:style-name="P29">(+9/02) Wrote a Win2K kernel driver to access IO boards on parallel ports. <text:s/>Also install and config utilities.</text:p>
        </text:list-item>
        <text:list-item>
          <text:p text:style-name="P29">Implemented many major subsystems for semiconductor dispensing machine (low-level and GUI components) including temperature controllers, weight scales, conveyor, digital I/O, motion control.</text:p>
        </text:list-item>
        <text:list-item>
          <text:p text:style-name="P29">Wrote an NT Virtual Device Driver to run DOS based GFX product on Windows NT. </text:p>
        </text:list-item>
        <text:list-item>
          <text:p text:style-name="P29">Wrote a configuration/installation utility to burn firmware for Galil motion cards using port I/O. </text:p>
        </text:list-item>
        <text:list-item>
          <text:p text:style-name="P29">Co-designed and implemented protocol for communicating with RS-485 boards on older machines from NT.</text:p>
        </text:list-item>
        <text:list-item>
          <text:p text:style-name="P29">Created and maintained Installshield installations for both NT products (XYFlex and Matrixx). <text:s/></text:p>
        </text:list-item>
        <text:list-item>
          <text:p text:style-name="P29">Configuration management and build admin using PVCS, Configuration Builder, Perl, and cygwin.</text:p>
        </text:list-item>
      </text:list>
      <text:p text:style-name="P15"/>
      <text:p text:style-name="P2"><text:span text:style-name="T1">10/97 to 11/98(+)</text:span><text:span text:style-name="T5"><text:tab/><text:tab/></text:span><text:span text:style-name="T1">Northern Research and Engineering <text:tab/>Consultant <text:s/>[New Boston Systems]</text:span></text:p>
      <text:h text:style-name="P40" text:outline-level="2">MFC, COM, STL, Objective Grid-Toolkit, BoundsChecker, ClearCase, OpenGL, DirectX, cygwin</text:h>
      <text:list xml:id="list36286354" text:continue-numbering="true" text:style-name="WW8Num5">
        <text:list-item>
          <text:p text:style-name="P29">(+11/99-4/00) Provided new features, bug fixes, and an installer for the Ritap product.</text:p>
        </text:list-item>
      </text:list>
      <text:list xml:id="list8793657497858107152" text:style-name="WW8Num10">
        <text:list-item>
          <text:p text:style-name="P34">Redesigned and rewrote COMIG, a mechanical design package for turbomachinery. <text:s/>Also added many new features.</text:p>
        </text:list-item>
        <text:list-item>
          <text:p text:style-name="P34">Wrote a C++ class library (MFC extension DLL) wrapping the charting library used by all NREC products. </text:p>
        </text:list-item>
      </text:list>
      <text:p text:style-name="P16"/>
      <text:p text:style-name="P2"><text:soft-page-break/><text:span text:style-name="T1">1/96-10/97<text:tab/><text:tab/><text:tab/>Henschel, Inc. <text:s text:c="6"/></text:span><text:span text:style-name="T6"><text:tab/><text:tab/><text:tab/><text:tab/><text:tab/></text:span><text:span text:style-name="T1">Programmer / E. E. Tech</text:span></text:p>
      <text:p text:style-name="P2"><text:span text:style-name="T1">NT DDK, kernel drivers, Port I/O, 8051, MFC, Borland C++, BoundsChecker, IoWorks</text:span><text:span text:style-name="T2">, </text:span><text:span text:style-name="T1">Fastgraph</text:span></text:p>
      <text:list xml:id="list845143921034112458" text:style-name="WW8Num11">
        <text:list-item>
          <text:p text:style-name="P30">NT kernel driver and related code for interfacing/data acquisition with synchro cards and other hardware.</text:p>
        </text:list-item>
      </text:list>
      <text:list xml:id="list2227189293453117758" text:style-name="WW8Num12">
        <text:list-item>
          <text:p text:style-name="P31">Wrote NT service to interface with Raytheon and Navy computers. The service read signals (RS-422, synchro, NTDS, and Ethernet) converting them to NEMA strings and sending to Raytheon’s equipment, and driving other hardware. <text:s/>Signals received also sent to GUI applications with controls simulating their analog counterparts.</text:p>
        </text:list-item>
        <text:list-item>
          <text:p text:style-name="P31">Wrote Henschel’s Alarm Activation Panel used on Navy vessels. Talked over the parallel port using port I/O.</text:p>
        </text:list-item>
        <text:list-item>
          <text:p text:style-name="P38">Maintained embedded throttle control project running on 8051 microcontroller.</text:p>
        </text:list-item>
        <text:list-item>
          <text:p text:style-name="P38">Wrote a program to detect lights in building turning on/off via photodiode circuit over parallel port.</text:p>
        </text:list-item>
      </text:list>
      <text:list xml:id="list2393761516519619248" text:style-name="WW8Num6">
        <text:list-item>
          <text:p text:style-name="P32">Wrote dimmer application and protocol that controlled a custom PC-104 card for Windows NT.</text:p>
        </text:list-item>
        <text:list-item>
          <text:p text:style-name="P32">Designed and built security/battery watchdog circuitry for PCCU flat panel display/embedded PC. </text:p>
        </text:list-item>
      </text:list>
      <text:p text:style-name="P13"/>
      <text:p text:style-name="P17">4/91-1/95<text:tab/><text:tab/><text:tab/><text:tab/><text:tab/>United States Army Reserves</text:p>
      <text:p text:style-name="P35">Combat Eng. (E-4, 12C) demolition, mines. <text:s/>Reclassed MOS to 96B Intelligence Analyst. <text:s/>Held Security Clearance.</text:p>
      <text:p text:style-name="P1"/>
      <text:p text:style-name="P5">EDUCATION:</text:p>
      <text:p text:style-name="P2"><text:span text:style-name="T1">5/92 - 6/96</text:span><text:span text:style-name="T2"><text:tab/><text:tab/><text:tab/><text:tab/><text:tab/></text:span><text:span text:style-name="T1">University of Mass Lowell<text:tab/><text:tab/><text:tab/>Electrical Engineering</text:span></text:p>
      <text:p text:style-name="P5"/>
      <text:h text:style-name="P41" text:outline-level="2">NON-WORK/OPEN-SOURCE PROGRAMMING RELATED:</text:h>
      <text:p text:style-name="P2"><text:span text:style-name="T2">Homepage: <text:s/></text:span><text:a xlink:type="simple" xlink:href="http://www.briansturk.com/" text:style-name="Internet_20_link" text:visited-style-name="Visited_20_Internet_20_Link"><text:span text:style-name="Internet_20_link"><text:span text:style-name="T2">http://www.briansturk.com</text:span></text:span></text:a><text:span text:style-name="T2"> [Many freeware programs, macros, and source code available].</text:span></text:p>
      <text:p text:style-name="P2"><text:a xlink:type="simple" xlink:href="http://www.mess.org/" text:style-name="Internet_20_link" text:visited-style-name="Visited_20_Internet_20_Link"><text:span text:style-name="Internet_20_link"><text:span text:style-name="T2">MESS</text:span></text:span></text:a><text:span text:style-name="T2"> contributor, </text:span><text:a xlink:type="simple" xlink:href="http://wiki.gp2x.org/wiki/Gp2xMESS" text:style-name="Internet_20_link" text:visited-style-name="Visited_20_Internet_20_Link"><text:span text:style-name="Internet_20_link"><text:span text:style-name="T2">gp2xmess</text:span></text:span></text:a><text:span text:style-name="T2">, </text:span><text:a xlink:type="simple" xlink:href="http://www.vim.org/scripts/script.php?script_id=165" text:style-name="Internet_20_link" text:visited-style-name="Visited_20_Internet_20_Link"><text:span text:style-name="Internet_20_link"><text:span text:style-name="T2">vimsh</text:span></text:span></text:a><text:span text:style-name="T2">, and other freeware programs, maintainer of the Win32 Hardware-Port I/O FAQ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ans Serif" fo:font-size="10pt" fo:language="en" fo:country="US" style:font-name-asian="Times New Roman" style:font-size-asian="10pt" style:language-asian="zxx" style:country-asian="none" style:font-name-complex="MS Sans Serif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5in" fo:text-indent="0in" style:auto-text-indent="false"/>
      <style:text-properties style:font-name="Times New Roman" fo:font-size="9pt" style:font-size-asian="9pt" style:font-name-complex="Times New Roman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5in" fo:text-align="center" style:justify-single-word="false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-0.5in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Body_20_Text_20_2" style:display-name="Body Text 2" style:family="paragraph" style:parent-style-name="Standard">
      <style:paragraph-properties fo:margin-left="0in" fo:margin-right="-0.5in" fo:text-indent="0in" style:auto-text-indent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Courier New" style:font-name-complex="Courier New" fo:hyphenate="tru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fo:font-size="8pt" style:font-size-asian="8pt" style:font-name-complex="Symbol"/>
    </style:style>
    <style:style style:name="WW8Num5z0" style:family="text">
      <style:text-properties style:font-name="Symbol" fo:font-size="8pt" style:font-size-asian="8pt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8pt" style:font-size-asian="8pt" style:font-name-complex="Symbol"/>
    </style:style>
    <style:style style:name="WW8Num7z0" style:family="text">
      <style:text-properties style:font-name="Symbol" fo:font-size="8pt" style:font-size-asian="8pt" style:font-name-complex="Symbol"/>
    </style:style>
    <style:style style:name="WW8Num7z1" style:family="text"/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 fo:font-size="8pt" style:font-size-asian="8pt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fo:font-size="8pt" style:font-size-asian="8pt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8pt" style:font-size-asian="8pt" style:font-name-complex="Symbol"/>
    </style:style>
    <style:style style:name="WW8Num13z0" style:family="text">
      <style:text-properties style:font-name="Symbol" fo:font-size="8pt" style:font-size-asian="8pt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3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rian Sturk</dc:title>
    <meta:initial-creator>Brian Sturk</meta:initial-creator>
    <meta:creation-date>2000-02-21T14:28:00</meta:creation-date>
    <dc:creator>Brian Sturk</dc:creator>
    <dc:date>2021-08-18T16:05:35.35</dc:date>
    <meta:print-date>2005-01-23T18:06:00</meta:print-date>
    <meta:editing-cycles>182</meta:editing-cycles>
    <meta:editing-duration>PT6H26M16S</meta:editing-duration>
    <meta:generator>OpenOffice/4.1.8$Win32 OpenOffice.org_project/418m3$Build-9803</meta:generator>
    <meta:document-statistic meta:table-count="0" meta:image-count="0" meta:object-count="0" meta:page-count="4" meta:paragraph-count="168" meta:word-count="2451" meta:character-count="16782"/>
  </office:meta>
</office:document-meta>
</file>